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df603"/>
    </style:style>
    <style:style style:name="P2" style:family="paragraph" style:parent-style-name="Heading_20_1" style:master-page-name="Landscape">
      <style:paragraph-properties style:page-number="auto"/>
      <style:text-properties style:font-name="Liberation Serif" officeooo:paragraph-rsid="000df603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margin-top="0in" fo:margin-bottom="0in" style:contextual-spacing="false"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.0402in" style:contextual-spacing="false" fo:padding="0in" fo:border="none"/>
    </style:style>
    <style:style style:name="P10" style:family="paragraph" style:parent-style-name="Text_20_body">
      <style:text-properties style:font-name="Liberation Mono"/>
    </style:style>
    <style:style style:name="P11" style:family="paragraph" style:parent-style-name="Text_20_body">
      <style:text-properties officeooo:paragraph-rsid="000df603"/>
    </style:style>
    <style:style style:name="P12" style:family="paragraph" style:parent-style-name="Text_20_body">
      <style:paragraph-properties fo:margin-top="0.0598in" fo:margin-bottom="0.1in" style:contextual-spacing="false"/>
      <style:text-properties officeooo:paragraph-rsid="000df603"/>
    </style:style>
    <style:style style:name="P13" style:family="paragraph" style:parent-style-name="Text_20_body">
      <style:paragraph-properties fo:margin-top="0.0598in" fo:margin-bottom="0.1598in" style:contextual-spacing="false"/>
      <style:text-properties officeooo:paragraph-rsid="000df603"/>
    </style:style>
    <style:style style:name="P14" style:family="paragraph" style:parent-style-name="Text_20_body">
      <style:paragraph-properties fo:margin-top="0.1in" fo:margin-bottom="0.1in" style:contextual-spacing="false"/>
      <style:text-properties officeooo:paragraph-rsid="000df603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0df603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ans"/>
    </style:style>
    <style:style style:name="T5" style:family="text">
      <style:text-properties officeooo:rsid="0014363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894. Find the Student that Will Replace the Chalk</text:h>
      <text:p text:style-name="P6">There are <text:span text:style-name="Source_20_Text"><text:span text:style-name="T1">n</text:span></text:span> students in a class numbered from <text:span text:style-name="Source_20_Text"><text:span text:style-name="T1">0</text:span></text:span> to <text:span text:style-name="Source_20_Text"><text:span text:style-name="T1">n - 1</text:span></text:span>. The teacher will give each student a problem starting with the student number <text:span text:style-name="Source_20_Text"><text:span text:style-name="T1">0</text:span></text:span>, then the student number <text:span text:style-name="Source_20_Text"><text:span text:style-name="T1">1</text:span></text:span>, and so on until the teacher reaches the student number <text:span text:style-name="Source_20_Text"><text:span text:style-name="T1">n - 1</text:span></text:span>. After that, the teacher will restart the process, starting with the student number <text:span text:style-name="Source_20_Text"><text:span text:style-name="T1">0</text:span></text:span> again.</text:p>
      <text:p text:style-name="P6">You are given a <text:span text:style-name="Strong_20_Emphasis"><text:span text:style-name="T2">0-indexed</text:span></text:span> integer array <text:span text:style-name="Source_20_Text"><text:span text:style-name="T1">chalk</text:span></text:span> and an integer <text:span text:style-name="Source_20_Text"><text:span text:style-name="T1">k</text:span></text:span>. There are initially <text:span text:style-name="Source_20_Text"><text:span text:style-name="T1">k</text:span></text:span> pieces of chalk. When the student number <text:span text:style-name="Source_20_Text"><text:span text:style-name="T1">i</text:span></text:span> is given a problem to solve, they will use <text:span text:style-name="Source_20_Text"><text:span text:style-name="T1">chalk[i]</text:span></text:span> pieces of chalk to solve that problem. However, if the current number of chalk pieces is <text:span text:style-name="Strong_20_Emphasis"><text:span text:style-name="T2">strictly less</text:span></text:span> than <text:span text:style-name="Source_20_Text"><text:span text:style-name="T1">chalk[i]</text:span></text:span>, then the student number <text:span text:style-name="Source_20_Text"><text:span text:style-name="T1">i</text:span></text:span> will be asked to <text:span text:style-name="Strong_20_Emphasis"><text:span text:style-name="T2">replace</text:span></text:span> the chalk.</text:p>
      <text:p text:style-name="P6">Return <text:span text:style-name="Emphasis"><text:span text:style-name="T2">the </text:span></text:span><text:span text:style-name="Emphasis"><text:span text:style-name="Strong_20_Emphasis"><text:span text:style-name="T2">index</text:span></text:span></text:span><text:span text:style-name="Emphasis"><text:span text:style-name="T2"> of the student that will </text:span></text:span><text:span text:style-name="Emphasis"><text:span text:style-name="Strong_20_Emphasis"><text:span text:style-name="T2">replace</text:span></text:span></text:span><text:span text:style-name="Emphasis"><text:span text:style-name="T2"> the chalk pieces</text:span></text:span>.</text:p>
      <text:p text:style-name="P6"><text:span text:style-name="Strong_20_Emphasis"><text:span text:style-name="T2">Example 1:</text:span></text:span></text:p>
      <text:p text:style-name="P4"><text:span text:style-name="Strong_20_Emphasis"><text:span text:style-name="T2">Input:</text:span></text:span> chalk = [5,1,5], k = 22</text:p>
      <text:p text:style-name="P4"><text:span text:style-name="Strong_20_Emphasis"><text:span text:style-name="T2">Output:</text:span></text:span> 0</text:p>
      <text:p text:style-name="P4"><text:span text:style-name="Strong_20_Emphasis"><text:span text:style-name="T2">Explanation: </text:span></text:span>The students go in turns as follows:</text:p>
      <text:p text:style-name="P4">- Student number 0 uses 5 chalk, so k = 17.</text:p>
      <text:p text:style-name="P4">- Student number 1 uses 1 chalk, so k = 16.</text:p>
      <text:p text:style-name="P4">- Student number 2 uses 5 chalk, so k = 11.</text:p>
      <text:p text:style-name="P4">- Student number 0 uses 5 chalk, so k = 6.</text:p>
      <text:p text:style-name="P4">- Student number 1 uses 1 chalk, so k = 5.</text:p>
      <text:p text:style-name="P4">- Student number 2 uses 5 chalk, so k = 0.</text:p>
      <text:p text:style-name="P5">Student number 0 does not have enough chalk, so they will have to replace it.</text:p>
      <text:p text:style-name="P9"><text:span text:style-name="Strong_20_Emphasis"><text:span text:style-name="T2">Example 2:</text:span></text:span></text:p>
      <text:p text:style-name="P4"><text:span text:style-name="Strong_20_Emphasis"><text:span text:style-name="T2">Input:</text:span></text:span> chalk = [3,4,1,2], k = 25</text:p>
      <text:p text:style-name="P4"><text:span text:style-name="Strong_20_Emphasis"><text:span text:style-name="T2">Output:</text:span></text:span> 1</text:p>
      <text:p text:style-name="P4"><text:span text:style-name="Strong_20_Emphasis"><text:span text:style-name="T2">Explanation: </text:span></text:span>The students go in turns as follows:</text:p>
      <text:p text:style-name="P4">- Student number 0 uses 3 chalk so k = 22.</text:p>
      <text:p text:style-name="P4">- Student number 1 uses 4 chalk so k = 18.</text:p>
      <text:p text:style-name="P4">- Student number 2 uses 1 chalk so k = 17.</text:p>
      <text:p text:style-name="P4">- Student number 3 uses 2 chalk so k = 15.</text:p>
      <text:p text:style-name="P4">- Student number 0 uses 3 chalk so k = 12.</text:p>
      <text:p text:style-name="P4">- Student number 1 uses 4 chalk so k = 8.</text:p>
      <text:p text:style-name="P4">- Student number 2 uses 1 chalk so k = 7.</text:p>
      <text:p text:style-name="P4">- Student number 3 uses 2 chalk so k = 5.</text:p>
      <text:p text:style-name="P4">- Student number 0 uses 3 chalk so k = 2.</text:p>
      <text:p text:style-name="P3">Student number 1 does not have enough chalk, so they will have to replace it.</text:p>
      <text:p text:style-name="P6"><text:span text:style-name="Strong_20_Emphasis"><text:span text:style-name="T2">Constraints:</text:span></text:span></text:p>
      <text:list xml:id="list3644585051" text:style-name="L1">
        <text:list-item>
          <text:p text:style-name="P7"><text:span text:style-name="Source_20_Text"><text:span text:style-name="T1">chalk.length == n</text:span></text:span></text:p>
        </text:list-item>
        <text:list-item>
          <text:p text:style-name="P7"><text:span text:style-name="Source_20_Text"><text:span text:style-name="T1">1 &lt;= n &lt;= 10</text:span></text:span><text:span text:style-name="Source_20_Text"><text:span text:style-name="T2">5</text:span></text:span></text:p>
        </text:list-item>
        <text:list-item>
          <text:p text:style-name="P7"><text:span text:style-name="Source_20_Text"><text:span text:style-name="T1">1 &lt;= chalk[i] &lt;= 10</text:span></text:span><text:span text:style-name="Source_20_Text"><text:span text:style-name="T2">5</text:span></text:span></text:p>
        </text:list-item>
        <text:list-item>
          <text:p text:style-name="P8"><text:span text:style-name="Source_20_Text"><text:span text:style-name="T1">1 &lt;= k &lt;= 10</text:span></text:span><text:span text:style-name="Source_20_Text"><text:span text:style-name="T2">9</text:span></text:span></text:p>
        </text:list-item>
      </text:list>
      <text:h text:style-name="P1" text:outline-level="1"><text:span text:style-name="Source_20_Text"><text:span text:style-name="T4">1894. Find the Student that Will Replace the Chalk</text:span></text:span></text:h>
      <text:p text:style-name="P10">/*</text:p>
      <text:p text:style-name="P10"><text:s text:c="4"/>Simulation</text:p>
      <text:p text:style-name="P10"><text:s text:c="4"/>Time complexity: O(kn) - TLE</text:p>
      <text:p text:style-name="P10"><text:s text:c="4"/>Space complexity: O(1)</text:p>
      <text:p text:style-name="P10">*/</text:p>
      <text:p text:style-name="P10">typedef std::vector&lt;int&gt; vi;</text:p>
      <text:p text:style-name="P10">class Solution {</text:p>
      <text:p text:style-name="P10"><text:s text:c="4"/>public:</text:p>
      <text:p text:style-name="P10"><text:s text:c="8"/>int chalkReplacer(vi&amp; chalk, int k) {</text:p>
      <text:p text:style-name="P10"><text:s text:c="12"/>int n=chalk.size();</text:p>
      <text:p text:style-name="P10"/>
      <text:p text:style-name="P10"><text:s text:c="12"/>int ans=0;</text:p>
      <text:p text:style-name="P10"><text:s text:c="12"/>while(k&gt;=0){</text:p>
      <text:p text:style-name="P10"><text:s text:c="16"/>for(int i=0;k&gt;=0 &amp;&amp; i&lt;n;++i){</text:p>
      <text:p text:style-name="P10"><text:s text:c="20"/>ans=i;</text:p>
      <text:p text:style-name="P10"><text:s text:c="20"/>k-=chalk[i];</text:p>
      <text:p text:style-name="P10"><text:s text:c="16"/>}</text:p>
      <text:p text:style-name="P10"><text:s text:c="12"/>}</text:p>
      <text:p text:style-name="P10"/>
      <text:p text:style-name="P10"><text:s text:c="12"/>return ans;</text:p>
      <text:p text:style-name="P10"><text:s text:c="8"/>}</text:p>
      <text:p text:style-name="P10">};</text:p>
      <text:h text:style-name="P2" text:outline-level="1"><text:span text:style-name="Source_20_Text"><text:span text:style-name="T4">1894. Find the Student that Will Replace the Chalk</text:span></text:span></text:h>
      <text:p text:style-name="P15"><text:span text:style-name="Source_20_Text">/*</text:span></text:p>
      <text:p text:style-name="P15"><text:span text:style-name="Source_20_Text"><text:s text:c="4"/>Math</text:span></text:p>
      <text:p text:style-name="P15"><text:span text:style-name="Source_20_Text"><text:s text:c="4"/>Time complexity: O(n</text:span><text:span text:style-name="Source_20_Text"><text:span text:style-name="T5">+n</text:span></text:span><text:span text:style-name="Source_20_Text">)</text:span><text:span text:style-name="Source_20_Text"><text:span text:style-name="T5">=O(n)</text:span></text:span><text:span text:style-name="Source_20_Text"> - AC</text:span></text:p>
      <text:p text:style-name="P15"><text:span text:style-name="Source_20_Text"><text:s text:c="4"/>Space complexity: O(1)</text:span></text:p>
      <text:p text:style-name="P15"><text:span text:style-name="Source_20_Text">*/</text:span></text:p>
      <text:p text:style-name="P11"><text:span text:style-name="Source_20_Text">typedef std::vector&lt;int&gt; vi;</text:span></text:p>
      <text:p text:style-name="P11"><text:span text:style-name="Source_20_Text">class Solution {</text:span></text:p>
      <text:p text:style-name="P11"><text:span text:style-name="Source_20_Text"><text:s text:c="4"/>public:</text:span></text:p>
      <text:p text:style-name="P11"><text:span text:style-name="Source_20_Text"><text:s text:c="8"/>int chalkReplacer(vi&amp; chalk, int k){</text:span></text:p>
      <text:p text:style-name="P11"><text:span text:style-name="Source_20_Text"><text:s text:c="12"/>int n=chalk.size();</text:span></text:p>
      <text:p text:style-name="P13"><text:span text:style-name="Source_20_Text"><text:s text:c="12"/>long long s=std::accumulate(chalk.begin(),chalk.end(),0*1ll);</text:span></text:p>
      <text:p text:style-name="P11"><text:span text:style-name="Source_20_Text"><text:s text:c="12"/>long long rem=(k*1ll)%s;</text:span></text:p>
      <text:p text:style-name="P11"><text:span text:style-name="Source_20_Text"><text:s text:c="12"/>k=(int)rem;</text:span></text:p>
      <text:p text:style-name="P14"><text:span text:style-name="Source_20_Text"><text:s text:c="12"/>for(int i=0;i&lt;n;++i){</text:span></text:p>
      <text:p text:style-name="P11"><text:span text:style-name="Source_20_Text"><text:s text:c="16"/>k-=chalk[i];</text:span></text:p>
      <text:p text:style-name="P11"><text:span text:style-name="Source_20_Text"><text:s text:c="16"/>if(k&lt;0) return i;</text:span></text:p>
      <text:p text:style-name="P11"><text:span text:style-name="Source_20_Text"><text:s text:c="12"/>}</text:span></text:p>
      <text:p text:style-name="P12"><text:span text:style-name="Source_20_Text"><text:s text:c="12"/>return -1; // Never reached</text:span></text:p>
      <text:p text:style-name="P11"><text:span text:style-name="Source_20_Text"><text:s text:c="8"/>}</text:span></text:p>
      <text:p text:style-name="P11"><text:span text:style-name="Source_20_Text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number text:select-page="current">2</text:page-number></text:p>
      </style:footer>
    </style:master-page>
    <style:master-page style:name="Landscape" style:page-layout-name="Mpm2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1:33:49.080371014</meta:creation-date>
    <dc:date>2024-09-02T11:39:45.396777538</dc:date>
    <meta:editing-duration>PT5M5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78" meta:word-count="511" meta:character-count="2878" meta:non-whitespace-character-count="2135"/>
  </office:meta>
</office:document-meta>
</file>